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9F162BB56BBEC099D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23cm" fo:min-width="2.9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23cm" fo:min-width="3.52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bf0041" draw:textarea-horizontal-align="left" draw:textarea-vertical-align="middle" draw:auto-grow-height="true" draw:auto-grow-width="true" fo:min-height="1.423cm" fo:min-width="2.3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23cm" fo:min-width="2.11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23cm" fo:min-width="4.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423cm" fo:min-width="3.245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814cm" fo:min-width="0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895cm" fo:min-width="0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035cm" fo:min-width="0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064cm" fo:min-width="0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803cm" fo:min-width="0cm"/>
      <style:paragraph-properties style:writing-mode="lr-tb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74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 draw:fill-color="#bf0041"/>
      <style:paragraph-properties fo:text-align="center" style:writing-mode="lr-tb"/>
      <style:text-properties fo:color="#ffffff" fo:font-size="18pt" fo:font-weight="bold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fo:font-weight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8" style:family="paragraph">
      <loext:graphic-properties draw:fill-color="#ffffff"/>
      <style:paragraph-properties fo:text-align="center" style:writing-mode="lr-tb"/>
      <style:text-properties fo:font-weight="bold"/>
    </style:style>
    <style:style style:name="P9" style:family="paragraph">
      <loext:graphic-properties draw:fill-color="#000000"/>
      <style:paragraph-properties fo:text-align="center" style:writing-mode="lr-tb"/>
      <style:text-properties fo:font-weight="bold"/>
    </style:style>
    <style:style style:name="P10" style:family="paragraph">
      <loext:graphic-properties draw:fill="solid" draw:fill-color="#000000"/>
      <style:paragraph-properties fo:text-align="center" style:writing-mode="lr-tb"/>
      <style:text-properties fo:font-weight="bold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561cm" svg:height="15.749cm" svg:x="1.439cm" svg:y="0cm">
          <draw:image xlink:href="Pictures/10000000000007800000049F162BB56BBEC099D2.jpg" xlink:type="simple" xlink:show="embed" xlink:actuate="onLoad" loext:mime-type="image/jpeg">
            <text:p/>
          </draw:image>
        </draw:frame>
        <draw:frame draw:style-name="gr2" draw:text-style-name="P3" draw:layer="layout" svg:width="3.673cm" svg:height="1.673cm" svg:x="22.9cm" svg:y="1.627cm">
          <draw:text-box>
            <text:p text:style-name="P2"><text:span text:style-name="T1">Silkscreen</text:span></text:p>
            <text:p text:style-name="P2"><text:span text:style-name="T1">(white)</text:span></text:p>
          </draw:text-box>
        </draw:frame>
        <draw:frame draw:style-name="gr3" draw:text-style-name="P3" draw:layer="layout" svg:width="4.24cm" svg:height="1.673cm" svg:x="22.654cm" svg:y="14cm">
          <draw:text-box>
            <text:p text:style-name="P2"><text:span text:style-name="T1">Solder Mask</text:span></text:p>
            <text:p text:style-name="P2"><text:span text:style-name="T1">(green)</text:span></text:p>
          </draw:text-box>
        </draw:frame>
        <draw:frame draw:style-name="gr4" draw:text-style-name="P5" draw:layer="layout" svg:width="3.004cm" svg:height="1.673cm" svg:x="12cm" svg:y="14cm">
          <draw:text-box>
            <text:p text:style-name="P4"><text:span text:style-name="T2">External</text:span></text:p>
            <text:p text:style-name="P4"><text:span text:style-name="T2">Copper</text:span></text:p>
          </draw:text-box>
        </draw:frame>
        <draw:frame draw:style-name="gr5" draw:text-style-name="P6" draw:layer="layout" svg:width="2.796cm" svg:height="1.673cm" svg:x="6.386cm" svg:y="14cm">
          <draw:text-box>
            <text:p text:style-name="P4"><text:span text:style-name="T3">Internal</text:span></text:p>
            <text:p text:style-name="P4"><text:span text:style-name="T3">Copper</text:span></text:p>
          </draw:text-box>
        </draw:frame>
        <draw:frame draw:style-name="gr6" draw:text-style-name="P7" draw:layer="layout" svg:width="5.167cm" svg:height="1.673cm" svg:x="17.18cm" svg:y="14cm">
          <draw:text-box>
            <text:p text:style-name="P4">Plated Through</text:p>
            <text:p text:style-name="P4">Hole (via)</text:p>
          </draw:text-box>
        </draw:frame>
        <draw:frame draw:style-name="gr7" draw:text-style-name="P6" draw:layer="layout" svg:width="3.961cm" svg:height="1.673cm" svg:x="1.439cm" svg:y="14cm">
          <draw:text-box>
            <text:p text:style-name="P4"><text:span text:style-name="T3">Glass Fibre</text:span></text:p>
            <text:p text:style-name="P4"><text:span text:style-name="T3">(FR4)</text:span></text:p>
          </draw:text-box>
        </draw:frame>
        <draw:custom-shape draw:style-name="gr8" draw:text-style-name="P8" draw:layer="layout" svg:width="0.5cm" svg:height="3.5cm" svg:x="1.9cm" svg:y="10.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518cm" svg:height="2.45cm" draw:transform="rotate (0.924326371856197) translate (11.066cm 12.723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0.627cm" svg:height="3.753cm" draw:transform="rotate (0.716632190868872) translate (4.862cm 11.38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0.5cm" svg:height="1.5cm" svg:x="24.5cm" svg:y="12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0.5cm" svg:height="1.202cm" draw:transform="rotate (-3.13112067807783) translate (24.808cm 4.49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0" draw:layer="layout" svg:width="0.477cm" svg:height="3.112cm" draw:transform="rotate (-0.631460123371548) translate (21.416cm 11.31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8T14:32:52.039565526</meta:creation-date>
    <dc:date>2021-04-06T20:45:04.374000000</dc:date>
    <meta:editing-duration>PT12M15S</meta:editing-duration>
    <meta:editing-cycles>3</meta:editing-cycles>
    <meta:generator>LibreOffice/6.3.4.2$Windows_X86_64 LibreOffice_project/60da17e045e08f1793c57c00ba83cdfce946d0aa</meta:generator>
    <meta:document-statistic meta:object-count="36"/>
  </office:meta>
</office:document-meta>
</file>